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vSessionImpl.DavSessionImpl(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SessionImpl.removeLock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SessionImpl.addReference( Object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SessionImpl.removeReference( Object refe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vSessionImpl.addLockToken( String 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vSessionImpl.getLock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